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44.47pt" svg:height="525.54pt" svg:x="464.4pt" svg:y="0pt">
            <draw:object draw:notify-on-update-of-ranges="Sheet1.B2:Sheet1.B2 Sheet1.B3:Sheet1.B13 Sheet1.C2:Sheet1.C2 Sheet1.C3:Sheet1.C13 Sheet1.B2:Sheet1.B2 Sheet1.B3:Sheet1.B13 Sheet1.D2:Sheet1.D2 Sheet1.D3:Sheet1.D13 Sheet1.B2:Sheet1.B2 Sheet1.B3:Sheet1.B13 Sheet1.E2:Sheet1.E2 Sheet1.E3:Sheet1.E13 Sheet1.B2:Sheet1.B2 Sheet1.B3:Sheet1.B13 Sheet1.F2:Sheet1.F2 Sheet1.F3:Sheet1.F13 Sheet1.B2:Sheet1.B2 Sheet1.B3:Sheet1.B13 Sheet1.G2:Sheet1.G2 Sheet1.G3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style-name="Default" office:value-type="string" calcext:value-type="string">
            <text:p>Constant</text:p>
          </table:table-cell>
          <table:table-cell table:style-name="Default" office:value-type="string" calcext:value-type="string">
            <text:p>Linear</text:p>
          </table:table-cell>
          <table:table-cell table:style-name="Default" office:value-type="string" calcext:value-type="string">
            <text:p>Quadratic</text:p>
          </table:table-cell>
          <table:table-cell table:style-name="Default" office:value-type="string" calcext:value-type="string">
            <text:p>Ratio</text:p>
          </table:table-cell>
          <table:table-cell office:value-type="string" calcext:value-type="string">
            <text:p>Attenuatio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.0</text:p>
          </table:table-cell>
          <table:table-cell office:value-type="float" office:value="0.7" calcext:value-type="float">
            <text:p>0.7000</text:p>
          </table:table-cell>
          <table:table-cell office:value-type="float" office:value="1.8" calcext:value-type="float">
            <text:p>1.8000</text:p>
          </table:table-cell>
          <table:table-cell table:formula="of:=[.D3]/[.E3]/10" office:value-type="float" office:value="0.0388888888888889" calcext:value-type="float">
            <text:p>0.0389</text:p>
          </table:table-cell>
          <table:table-cell table:formula="of:=1/([.C3]+[.$B$20]*[.D3]+[.$B$20]*[.$B$20]*[.E3])" office:value-type="float" office:value="0.00531914893617021" calcext:value-type="float">
            <text:p>0.005319148936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.0</text:p>
          </table:table-cell>
          <table:table-cell office:value-type="float" office:value="0.35" calcext:value-type="float">
            <text:p>0.3500</text:p>
          </table:table-cell>
          <table:table-cell office:value-type="float" office:value="0.44" calcext:value-type="float">
            <text:p>0.4400</text:p>
          </table:table-cell>
          <table:table-cell table:formula="of:=[.D4]/[.E4]/10" office:value-type="float" office:value="0.0795454545454546" calcext:value-type="float">
            <text:p>0.0795</text:p>
          </table:table-cell>
          <table:table-cell table:formula="of:=1/([.C4]+[.$B$20]*[.D4]+[.$B$20]*[.$B$20]*[.E4])" office:value-type="float" office:value="0.0206185567010309" calcext:value-type="float">
            <text:p>0.0206185567010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.0</text:p>
          </table:table-cell>
          <table:table-cell office:value-type="float" office:value="0.22" calcext:value-type="float">
            <text:p>0.2200</text:p>
          </table:table-cell>
          <table:table-cell office:value-type="float" office:value="0.2" calcext:value-type="float">
            <text:p>0.2000</text:p>
          </table:table-cell>
          <table:table-cell table:formula="of:=[.D5]/[.E5]/10" office:value-type="float" office:value="0.11" calcext:value-type="float">
            <text:p>0.1100</text:p>
          </table:table-cell>
          <table:table-cell table:formula="of:=1/([.C5]+[.$B$20]*[.D5]+[.$B$20]*[.$B$20]*[.E5])" office:value-type="float" office:value="0.0431034482758621" calcext:value-type="float">
            <text:p>0.04310344827586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office:value-type="float" office:value="0.14" calcext:value-type="float">
            <text:p>0.1400</text:p>
          </table:table-cell>
          <table:table-cell office:value-type="float" office:value="0.07" calcext:value-type="float">
            <text:p>0.0700</text:p>
          </table:table-cell>
          <table:table-cell table:formula="of:=[.D6]/[.E6]/10" office:value-type="float" office:value="0.2" calcext:value-type="float">
            <text:p>0.2000</text:p>
          </table:table-cell>
          <table:table-cell table:formula="of:=1/([.C6]+[.$B$20]*[.D6]+[.$B$20]*[.$B$20]*[.E6])" office:value-type="float" office:value="0.106382978723404" calcext:value-type="float">
            <text:p>0.10638297872340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</text:p>
          </table:table-cell>
          <table:table-cell office:value-type="float" office:value="0.09" calcext:value-type="float">
            <text:p>0.0900</text:p>
          </table:table-cell>
          <table:table-cell office:value-type="float" office:value="0.032" calcext:value-type="float">
            <text:p>0.0320</text:p>
          </table:table-cell>
          <table:table-cell table:formula="of:=[.D7]/[.E7]/10" office:value-type="float" office:value="0.28125" calcext:value-type="float">
            <text:p>0.2813</text:p>
          </table:table-cell>
          <table:table-cell table:formula="of:=1/([.C7]+[.$B$20]*[.D7]+[.$B$20]*[.$B$20]*[.E7])" office:value-type="float" office:value="0.196078431372549" calcext:value-type="float">
            <text:p>0.1960784313725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.0</text:p>
          </table:table-cell>
          <table:table-cell office:value-type="float" office:value="0.07" calcext:value-type="float">
            <text:p>0.0700</text:p>
          </table:table-cell>
          <table:table-cell office:value-type="float" office:value="0.017" calcext:value-type="float">
            <text:p>0.0170</text:p>
          </table:table-cell>
          <table:table-cell table:formula="of:=[.D8]/[.E8]/10" office:value-type="float" office:value="0.411764705882353" calcext:value-type="float">
            <text:p>0.4118</text:p>
          </table:table-cell>
          <table:table-cell table:formula="of:=1/([.C8]+[.$B$20]*[.D8]+[.$B$20]*[.$B$20]*[.E8])" office:value-type="float" office:value="0.294117647058823" calcext:value-type="float">
            <text:p>0.2941176470588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</text:p>
          </table:table-cell>
          <table:table-cell office:value-type="float" office:value="0.045" calcext:value-type="float">
            <text:p>0.0450</text:p>
          </table:table-cell>
          <table:table-cell office:value-type="float" office:value="0.0075" calcext:value-type="float">
            <text:p>0.0075</text:p>
          </table:table-cell>
          <table:table-cell table:formula="of:=[.D9]/[.E9]/10" office:value-type="float" office:value="0.6" calcext:value-type="float">
            <text:p>0.6000</text:p>
          </table:table-cell>
          <table:table-cell table:formula="of:=1/([.C9]+[.$B$20]*[.D9]+[.$B$20]*[.$B$20]*[.E9])" office:value-type="float" office:value="0.454545454545455" calcext:value-type="float">
            <text:p>0.45454545454545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.0</text:p>
          </table:table-cell>
          <table:table-cell office:value-type="float" office:value="0.027" calcext:value-type="float">
            <text:p>0.0270</text:p>
          </table:table-cell>
          <table:table-cell office:value-type="float" office:value="0.0028" calcext:value-type="float">
            <text:p>0.0028</text:p>
          </table:table-cell>
          <table:table-cell table:formula="of:=[.D10]/[.E10]/10" office:value-type="float" office:value="0.964285714285714" calcext:value-type="float">
            <text:p>0.9643</text:p>
          </table:table-cell>
          <table:table-cell table:formula="of:=1/([.C10]+[.$B$20]*[.D10]+[.$B$20]*[.$B$20]*[.E10])" office:value-type="float" office:value="0.645161290322581" calcext:value-type="float">
            <text:p>0.64516129032258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0.022" calcext:value-type="float">
            <text:p>0.0220</text:p>
          </table:table-cell>
          <table:table-cell office:value-type="float" office:value="0.0019" calcext:value-type="float">
            <text:p>0.0019</text:p>
          </table:table-cell>
          <table:table-cell table:formula="of:=[.D11]/[.E11]/10" office:value-type="float" office:value="1.15789473684211" calcext:value-type="float">
            <text:p>1.1579</text:p>
          </table:table-cell>
          <table:table-cell table:formula="of:=1/([.C11]+[.$B$20]*[.D11]+[.$B$20]*[.$B$20]*[.E11])" office:value-type="float" office:value="0.709219858156028" calcext:value-type="float">
            <text:p>0.709219858156028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.0</text:p>
          </table:table-cell>
          <table:table-cell office:value-type="float" office:value="0.014" calcext:value-type="float">
            <text:p>0.0140</text:p>
          </table:table-cell>
          <table:table-cell office:value-type="float" office:value="0.0007" calcext:value-type="float">
            <text:p>0.0007</text:p>
          </table:table-cell>
          <table:table-cell table:formula="of:=[.D12]/[.E12]/10" office:value-type="float" office:value="2" calcext:value-type="float">
            <text:p>2.0000</text:p>
          </table:table-cell>
          <table:table-cell table:formula="of:=1/([.C12]+[.$B$20]*[.D12]+[.$B$20]*[.$B$20]*[.E12])" office:value-type="float" office:value="0.826446280991735" calcext:value-type="float">
            <text:p>0.82644628099173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.0</text:p>
          </table:table-cell>
          <table:table-cell office:value-type="float" office:value="0.007" calcext:value-type="float">
            <text:p>0.0070</text:p>
          </table:table-cell>
          <table:table-cell office:value-type="float" office:value="0.0002" calcext:value-type="float">
            <text:p>0.0002</text:p>
          </table:table-cell>
          <table:table-cell table:formula="of:=[.D13]/[.E13]/10" office:value-type="float" office:value="3.5" calcext:value-type="float">
            <text:p>3.5000</text:p>
          </table:table-cell>
          <table:table-cell table:formula="of:=1/([.C13]+[.$B$20]*[.D13]+[.$B$20]*[.$B$20]*[.E13])" office:value-type="float" office:value="0.91743119266055" calcext:value-type="float">
            <text:p>0.91743119266055</text:p>
          </table:table-cell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 office:value-type="float" office:value="1" calcext:value-type="float">
            <text:p>1.0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007" calcext:value-type="float">
            <text:p>0.0001</text:p>
          </table:table-cell>
          <table:table-cell table:formula="of:=[.D14]/[.E14]/10" office:value-type="float" office:value="2" calcext:value-type="float">
            <text:p>2.0000</text:p>
          </table:table-cell>
          <table:table-cell table:formula="of:=1/([.C14]+[.$B$20]*[.D14]+[.$B$20]*[.$B$20]*[.E14])" office:value-type="float" office:value="0.979431929480901" calcext:value-type="float">
            <text:p>0.979431929480901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Input distance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7:36:23.719728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7:36:26.491071012</meta:creation-date>
    <meta:editing-duration>PT24M35S</meta:editing-duration>
    <meta:editing-cycles>2</meta:editing-cycles>
    <meta:generator>LibreOffice/6.0.7.3$Linux_X86_64 LibreOffice_project/00m0$Build-3</meta:generator>
    <dc:date>2019-05-06T00:26:44.747172427</dc:date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92cm" svg:height="18.541cm" xlink:href=".." xlink:type="simple" chart:class="chart:scatter" chart:style-name="ch1">
        <chart:legend chart:legend-position="end" svg:x="27.291cm" svg:y="7.975cm" style:legend-expansion="high" chart:style-name="ch2"/>
        <chart:plot-area chart:style-name="ch3" table:cell-range-address="Sheet1.B2:Sheet1.G13" chart:data-source-has-labels="row" svg:x="0.595cm" svg:y="0.37cm" svg:width="26.101cm" svg:height="17.801cm">
          <chartooo:coordinate-region svg:x="1.878cm" svg:y="0.569cm" svg:width="24.539cm" svg:height="16.9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3" chart:label-cell-address="Sheet1.C2:Sheet1.C2" chart:class="chart:scatter">
            <chart:domain table:cell-range-address="Sheet1.B3:Sheet1.B13"/>
            <chart:data-point chart:repeated="11"/>
          </chart:series>
          <chart:series chart:style-name="ch8" chart:values-cell-range-address="Sheet1.D3:Sheet1.D13" chart:label-cell-address="Sheet1.D2:Sheet1.D2" chart:class="chart:scatter">
            <chart:data-point chart:repeated="11"/>
          </chart:series>
          <chart:series chart:style-name="ch9" chart:values-cell-range-address="Sheet1.E3:Sheet1.E13" chart:label-cell-address="Sheet1.E2:Sheet1.E2" chart:class="chart:scatter">
            <chart:data-point chart:repeated="11"/>
          </chart:series>
          <chart:series chart:style-name="ch10" chart:values-cell-range-address="Sheet1.F3:Sheet1.F13" chart:label-cell-address="Sheet1.F2:Sheet1.F2" chart:class="chart:scatter">
            <chart:data-point chart:repeated="11"/>
          </chart:series>
          <chart:series chart:style-name="ch11" chart:values-cell-range-address="Sheet1.G3:Sheet1.G13" chart:label-cell-address="Sheet1.G2:Sheet1.G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nstant</text:p>
                <draw:g>
                  <svg:desc>Sheet1.C2:Sheet1.C2</svg:desc>
                </draw:g>
              </table:table-cell>
              <table:table-cell office:value-type="string">
                <text:p>Linear</text:p>
                <draw:g>
                  <svg:desc>Sheet1.D2:Sheet1.D2</svg:desc>
                </draw:g>
              </table:table-cell>
              <table:table-cell office:value-type="string">
                <text:p>Quadratic</text:p>
                <draw:g>
                  <svg:desc>Sheet1.E2:Sheet1.E2</svg:desc>
                </draw:g>
              </table:table-cell>
              <table:table-cell office:value-type="string">
                <text:p>Ratio</text:p>
                <draw:g>
                  <svg:desc>Sheet1.F2:Sheet1.F2</svg:desc>
                </draw:g>
              </table:table-cell>
              <table:table-cell office:value-type="string">
                <text:p>Attenu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B3:Sheet1.B13</svg:desc>
                </draw:g>
              </table:table-cell>
              <table:table-cell office:value-type="float" office:value="1">
                <text:p>1</text:p>
                <draw:g>
                  <svg:desc>Sheet1.C3:Sheet1.C13</svg:desc>
                </draw:g>
              </table:table-cell>
              <table:table-cell office:value-type="float" office:value="0.7">
                <text:p>0.7</text:p>
                <draw:g>
                  <svg:desc>Sheet1.D3:Sheet1.D13</svg:desc>
                </draw:g>
              </table:table-cell>
              <table:table-cell office:value-type="float" office:value="1.8">
                <text:p>1.8</text:p>
                <draw:g>
                  <svg:desc>Sheet1.E3:Sheet1.E13</svg:desc>
                </draw:g>
              </table:table-cell>
              <table:table-cell office:value-type="float" office:value="0.0388888888888889">
                <text:p>0.0388888888888889</text:p>
                <draw:g>
                  <svg:desc>Sheet1.F3:Sheet1.F13</svg:desc>
                </draw:g>
              </table:table-cell>
              <table:table-cell office:value-type="float" office:value="0.00531914893617021">
                <text:p>0.00531914893617021</text:p>
                <draw:g>
                  <svg:desc>Sheet1.G3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0.0795454545454546">
                <text:p>0.0795454545454546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  <table:table-cell office:value-type="float" office:value="0.11">
                <text:p>0.11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  <table:table-cell office:value-type="float" office:value="0.07">
                <text:p>0.07</text:p>
              </table:table-cell>
              <table:table-cell office:value-type="float" office:value="0.2">
                <text:p>0.2</text:p>
              </table:table-cell>
              <table:table-cell office:value-type="float" office:value="0.106382978723404">
                <text:p>0.106382978723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.032">
                <text:p>0.032</text:p>
              </table:table-cell>
              <table:table-cell office:value-type="float" office:value="0.28125">
                <text:p>0.2812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  <table:table-cell office:value-type="float" office:value="0.017">
                <text:p>0.017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45">
                <text:p>0.045</text:p>
              </table:table-cell>
              <table:table-cell office:value-type="float" office:value="0.0075">
                <text:p>0.0075</text:p>
              </table:table-cell>
              <table:table-cell office:value-type="float" office:value="0.6">
                <text:p>0.6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0.0028">
                <text:p>0.0028</text:p>
              </table:table-cell>
              <table:table-cell office:value-type="float" office:value="0.964285714285714">
                <text:p>0.964285714285714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.022">
                <text:p>0.022</text:p>
              </table:table-cell>
              <table:table-cell office:value-type="float" office:value="0.0019">
                <text:p>0.0019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0.014">
                <text:p>0.014</text:p>
              </table:table-cell>
              <table:table-cell office:value-type="float" office:value="0.0007">
                <text:p>0.0007</text:p>
              </table:table-cell>
              <table:table-cell office:value-type="float" office:value="2">
                <text:p>2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.007">
                <text:p>0.007</text:p>
              </table:table-cell>
              <table:table-cell office:value-type="float" office:value="0.0002">
                <text:p>0.0002</text:p>
              </table:table-cell>
              <table:table-cell office:value-type="float" office:value="3.5">
                <text:p>3.5</text:p>
              </table:table-cell>
              <table:table-cell office:value-type="float" office:value="0.91743119266055">
                <text:p>0.91743119266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